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693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693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693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693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693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693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693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693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693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693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693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693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693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693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693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693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693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elson Miguel Ceballos Cardoz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8167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el Fernando  Ceballos Bolí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366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1.3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0" meta:non-whitespace-character-count="1011"/>
    <meta:template xlink:type="simple" xlink:actuate="onRequest" xlink:title="Normal" xlink:href=""/>
  </office:meta>
</office:document-meta>
</file>